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d4d4d4" style:font-name="Menlo" fo:font-size="7.59999990463257pt" fo:font-weight="normal" fo:background-color="#1e1e1e"/>
    </style:style>
    <style:style style:name="P3" style:family="paragraph" style:parent-style-name="Standard">
      <style:paragraph-properties style:line-height-at-least="0.4cm"/>
    </style:style>
    <style:style style:name="P4" style:family="paragraph" style:parent-style-name="Standard">
      <style:paragraph-properties style:line-height-at-least="0.4cm"/>
      <style:text-properties fo:color="#9cdcfe" style:font-name="Menlo" fo:font-size="7.59999990463257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4cm"/>
      <style:text-properties fo:color="#d4d4d4" style:font-name="Menlo" fo:font-size="7.59999990463257pt" fo:font-weight="normal" fo:background-color="#1e1e1e"/>
    </style:style>
    <style:style style:name="P6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T1" style:family="text">
      <style:text-properties fo:color="#9cdcfe"/>
    </style:style>
    <style:style style:name="T2" style:family="text">
      <style:text-properties fo:color="#9cdcfe" fo:font-size="14pt" officeooo:rsid="001974f4" style:font-size-asian="14pt" style:font-size-complex="14pt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fo:color="#4fc1ff"/>
    </style:style>
    <style:style style:name="T6" style:family="text">
      <style:text-properties fo:color="#ce9178"/>
    </style:style>
    <style:style style:name="T7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/text:span><text:span text:style-name="T2">EVENT LISTENER</text:span></text:p>
      <text:p text:style-name="P4"/>
      <text:p text:style-name="P1"><text:span text:style-name="T1">window</text:span>.<text:span text:style-name="T3">onload</text:span> = <text:span text:style-name="T4">function</text:span> (){</text:p>
      <text:p text:style-name="P3"/>
      <text:p text:style-name="P1"><text:span text:style-name="T4">const</text:span> <text:span text:style-name="T5">rouge</text:span> = <text:span text:style-name="T1">document</text:span>.<text:span text:style-name="T3">querySelector</text:span>(<text:span text:style-name="T6">'.rouge'</text:span>);</text:p>
      <text:p text:style-name="P1"><text:span text:style-name="T4">const</text:span> <text:span text:style-name="T5">vert</text:span> = <text:span text:style-name="T1">document</text:span>.<text:span text:style-name="T3">querySelector</text:span>(<text:span text:style-name="T6">'.vert'</text:span>);</text:p>
      <text:p text:style-name="P1"><text:span text:style-name="T4">const</text:span> <text:span text:style-name="T5">bleu</text:span> = <text:span text:style-name="T1">document</text:span>.<text:span text:style-name="T3">querySelector</text:span>(<text:span text:style-name="T6">'.bleu'</text:span>);</text:p>
      <text:p text:style-name="P3"/>
      <text:p text:style-name="P1"><text:span text:style-name="T4">const</text:span> <text:span text:style-name="T3">modifierRouge</text:span> = () <text:span text:style-name="T4">=&gt;</text:span>{ <text:span text:style-name="T7">// fonction qui permet de modifier les paramètre de rouge</text:span></text:p>
      <text:p text:style-name="P1"><text:span text:style-name="T5">rouge</text:span>.<text:span text:style-name="T1">textContent</text:span> = <text:span text:style-name="T6">"Bas c'est plus très rouge"</text:span>;</text:p>
      <text:p text:style-name="P1"><text:span text:style-name="T5">rouge</text:span>.<text:span text:style-name="T1">style</text:span>.<text:span text:style-name="T1">background</text:span> = <text:span text:style-name="T6">"black"</text:span>;</text:p>
      <text:p text:style-name="P1">}</text:p>
      <text:p text:style-name="P3"/>
      <text:p text:style-name="P1"><text:span text:style-name="T5">rouge</text:span>.<text:span text:style-name="T3">addEventListener</text:span>(<text:span text:style-name="T6">"click"</text:span>,<text:span text:style-name="T3">modifierRouge</text:span>) <text:span text:style-name="T7">// EventListener que l'on attribue à la variable rouge on garde l 'event rouge et en callback on ajoute la fonction</text:span></text:p>
      <text:p text:style-name="P3"/>
      <text:p text:style-name="P1"><text:span text:style-name="T4">const</text:span> <text:span text:style-name="T3">modifieBleu</text:span> = (<text:span text:style-name="T1">event</text:span>) <text:span text:style-name="T4">=&gt;</text:span>{</text:p>
      <text:p text:style-name="P1"><text:span text:style-name="T5">bleu</text:span>.<text:span text:style-name="T1">textContent</text:span> =<text:span text:style-name="T6">'Surprise'</text:span>;</text:p>
      <text:p text:style-name="P1">}</text:p>
      <text:p text:style-name="P3"/>
      <text:p text:style-name="P1"><text:span text:style-name="T5">rouge</text:span>.<text:span text:style-name="T3">addEventListener</text:span>(<text:span text:style-name="T6">"click"</text:span>, <text:span text:style-name="T3">modifieBleu</text:span>); <text:span text:style-name="T7">// le eventListener est toujour sur rouge mais va aussi changer bleu </text:span></text:p>
      <text:p text:style-name="P3"/>
      <text:p text:style-name="P3"/>
      <text:p text:style-name="P1">}</text:p>
      <text:p text:style-name="P1"/>
      <text:p text:style-name="P1">window.onload = function(){</text:p>
      <text:p text:style-name="P1"/>
      <text:p text:style-name="P1"><text:s text:c="4"/>const rouge = document.querySelector(".rouge");</text:p>
      <text:p text:style-name="P1"><text:s text:c="4"/>const vert = document.querySelector(".vert");</text:p>
      <text:p text:style-name="P1"><text:s text:c="4"/>const bleu = document.querySelector(".bleu");</text:p>
      <text:p text:style-name="P1"/>
      <text:p text:style-name="P1"><text:s text:c="4"/>const newP = document.createElement("p");</text:p>
      <text:p text:style-name="P1"><text:s text:c="4"/>newP.textContent = "Bonjour";</text:p>
      <text:p text:style-name="P1"><text:s text:c="4"/>newP.style.color = "chartreuse";</text:p>
      <text:p text:style-name="P1"><text:s text:c="4"/>newP.classList.add("bleu__paragraphe1")</text:p>
      <text:p text:style-name="P1"><text:s text:c="4"/>bleu.appendChild(newP);</text:p>
      <text:p text:style-name="P1"><text:s text:c="4"/>const paragrapheBleu = document.querySelector(".bleu__paragraphe1")</text:p>
      <text:p text:style-name="P1"/>
      <text:p text:style-name="P1"><text:s text:c="4"/>const changeBleu = (event) =&gt;{</text:p>
      <text:p text:style-name="P1"><text:s text:c="7"/>bleu.textContent = "What's up?";</text:p>
      <text:p text:style-name="P1"><text:s text:c="7"/>bleu.style.color = "pink"; </text:p>
      <text:p text:style-name="P1"><text:s text:c="4"/>}</text:p>
      <text:p text:style-name="P1"/>
      <text:p text:style-name="P1"><text:s text:c="4"/>const changeRouge = () =&gt; {</text:p>
      <text:p text:style-name="P1"><text:s text:c="8"/>rouge.textContent = "On vient de cliquer sur moi";</text:p>
      <text:p text:style-name="P1"><text:s text:c="4"/>}</text:p>
      <text:p text:style-name="P1"/>
      <text:p text:style-name="P1"><text:s text:c="4"/>bleu.addEventListener("click", changeBleu);</text:p>
      <text:p text:style-name="P1"><text:s text:c="4"/>rouge.addEventListener("click", changeRouge);</text:p>
      <text:p text:style-name="P1"/>
      <text:p text:style-name="P1"><text:s text:c="4"/>vert.addEventListener("click", function(){</text:p>
      <text:p text:style-name="P1"><text:s text:c="8"/>bleu.removeEventListener("click", changeBleu)</text:p>
      <text:p text:style-name="P1"><text:s text:c="4"/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}</text:p>
      <text:p text:style-name="P1"/>
      <text:p text:style-name="P1"/>
      <text:p text:style-name="P1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7:25:59.070670804</meta:creation-date>
    <dc:date>2020-10-04T21:48:19.960489753</dc:date>
    <meta:editing-duration>PT9M</meta:editing-duration>
    <meta:editing-cycles>3</meta:editing-cycles>
    <meta:generator>LibreOffice/6.1.0.3$MacOSX_X86_64 LibreOffice_project/efb621ed25068d70781dc026f7e9c5187a4decd1</meta:generator>
    <meta:document-statistic meta:table-count="0" meta:image-count="0" meta:object-count="0" meta:page-count="2" meta:paragraph-count="38" meta:word-count="158" meta:character-count="1526" meta:non-whitespace-character-count="1305"/>
  </office:meta>
</office:document-meta>
</file>